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333333" draw:marker-start-width="0.276cm" draw:marker-end-width="0.276cm" draw:fill="solid" draw:fill-color="#ff0000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143cm"/>
    </style:style>
    <style:style style:name="gr7" style:family="graphic" style:parent-style-name="standard">
      <style:graphic-properties svg:stroke-width="0.102cm" svg:stroke-color="#ff6633" draw:marker-start-width="0.352cm" draw:marker-end-width="0.352cm" draw:fill="solid" draw:fill-color="#ffcc99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text-shadow="1pt 1pt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text-shadow="none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xml:id="id3" draw:id="id3" draw:layer="layout" svg:width="6.349cm" svg:height="2.666cm" svg:x="13.7cm" svg:y="6.102cm" svg:viewBox="0 0 6350 2667" svg:d="M0 2667v-2667h6350v2667zM1270 0v2667zM2540 0v2667zM3810 0v2667zM5080 0v2667z">
          <svg:title>Queue</svg:title>
          <text:p/>
        </draw:path>
        <draw:frame draw:style-name="gr2" draw:text-style-name="P1" draw:layer="layout" svg:width="2.002cm" svg:height="1.001cm" svg:x="3.826cm" svg:y="9.40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g xml:id="id8" draw:id="id8">
          <draw:custom-shape draw:style-name="gr3" draw:text-style-name="P1" xml:id="id1" draw:id="id1" draw:layer="layout" svg:width="1.905cm" svg:height="1.905cm" svg:x="2.17cm" svg:y="6.461cm">
            <text:p text:style-name="P1">L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1" draw:layer="layout" svg:width="4.291cm" svg:height="1.016cm" svg:x="1.027cm" svg:y="5.445cm">
            <draw:text-box>
              <text:p text:style-name="P1">Lobby server</text:p>
            </draw:text-box>
          </draw:frame>
        </draw:g>
        <draw:connector draw:style-name="gr5" draw:text-style-name="P1" draw:layer="layout" draw:type="lines" svg:x1="4.075cm" svg:y1="7.414cm" svg:x2="5.953cm" svg:y2="7.413cm" draw:start-shape="id1" draw:start-glue-point="10" draw:end-shape="id2" draw:end-glue-point="3" svg:d="M4075 7414h526l801-1h551" svg:viewBox="0 0 1879 2">
          <text:p/>
        </draw:connector>
        <draw:connector draw:style-name="gr5" draw:text-style-name="P1" draw:layer="layout" draw:type="lines" svg:x1="12.049cm" svg:y1="7.413cm" svg:x2="13.7cm" svg:y2="7.435cm" draw:start-shape="id2" draw:end-shape="id3" svg:d="M12049 7413h552l573 22h526" svg:viewBox="0 0 1652 23">
          <text:p/>
        </draw:connector>
        <draw:frame draw:style-name="gr6" draw:layer="layout" svg:width="5.588cm" svg:height="1.673cm" svg:x="14.081cm" svg:y="4.556cm">
          <draw:text-box>
            <text:p text:style-name="P1"><text:span text:style-name="T1">rpc_queue</text:span></text:p>
            <text:p text:style-name="P1">durable: true</text:p>
          </draw:text-box>
        </draw:frame>
        <draw:g xml:id="id5" draw:id="id5">
          <draw:custom-shape draw:style-name="gr3" draw:text-style-name="P1" xml:id="id4" draw:id="id4" draw:layer="layout" svg:width="1.905cm" svg:height="1.905cm" svg:x="25.765cm" svg:y="6.461cm">
            <text:p text:style-name="P1">G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1" draw:layer="layout" svg:width="4.291cm" svg:height="1.016cm" svg:x="24.622cm" svg:y="5.445cm">
            <draw:text-box>
              <text:p text:style-name="P1">Game server</text:p>
            </draw:text-box>
          </draw:frame>
        </draw:g>
        <draw:connector draw:style-name="gr5" draw:text-style-name="P1" draw:layer="layout" draw:type="lines" svg:x1="20.05cm" svg:y1="7.435cm" svg:x2="25.765cm" svg:y2="7.414cm" draw:start-shape="id3" draw:start-glue-point="1" draw:end-shape="id4" draw:end-glue-point="6" svg:d="M20050 7435h526l4662-21h527" svg:viewBox="0 0 5716 22">
          <text:p/>
        </draw:connector>
        <draw:path draw:style-name="gr1" draw:text-style-name="P1" xml:id="id7" draw:id="id7" draw:layer="layout" svg:width="6.349cm" svg:height="2.666cm" svg:x="7.35cm" svg:y="11.69cm" svg:viewBox="0 0 6350 2667" svg:d="M0 2667v-2667h6350v2667zM1270 0v2667zM2540 0v2667zM3810 0v2667zM5080 0v2667z">
          <svg:title>Queue</svg:title>
          <text:p/>
        </draw:path>
        <draw:frame draw:style-name="gr6" draw:layer="layout" svg:width="6.604cm" svg:height="1.673cm" svg:x="7.35cm" svg:y="10.017cm">
          <draw:text-box>
            <text:p text:style-name="P1"><text:span text:style-name="T1">reply_to = gen-Xa..</text:span></text:p>
            <text:p text:style-name="P1">durable: false</text:p>
          </draw:text-box>
        </draw:frame>
        <draw:connector draw:style-name="gr5" draw:text-style-name="P1" draw:layer="layout" draw:type="lines" svg:x1="26.767cm" svg:y1="8.366cm" svg:x2="23.606cm" svg:y2="13.001cm" draw:start-shape="id5" draw:start-glue-point="2" draw:end-shape="id6" svg:d="M26767 8366v526l-2609 4109h-552" svg:viewBox="0 0 3162 4636">
          <text:p/>
        </draw:connector>
        <draw:custom-shape draw:style-name="gr7" draw:text-style-name="P1" xml:id="id6" draw:id="id6" draw:layer="layout" svg:width="6.096cm" svg:height="2.921cm" svg:x="17.51cm" svg:y="11.541cm">
          <text:p text:style-name="P1"><text:span text:style-name="T2">Response</text:span></text:p>
          <text:p text:style-name="P1"><text:span text:style-name="T3">persistent = false</text:span></text:p>
          <text:p text:style-name="P1">correlation_id = ab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2" draw:id="id2" draw:layer="layout" svg:width="6.096cm" svg:height="3.429cm" svg:x="5.953cm" svg:y="5.699cm">
          <text:p text:style-name="P1"><text:span text:style-name="T4">Request</text:span></text:p>
          <text:p text:style-name="P1">persistent = true</text:p>
          <text:p text:style-name="P1">reply_to = gen-Xa</text:p>
          <text:p text:style-name="P1">correlation_id = ab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2" draw:layer="layout" svg:width="4.329cm" svg:height="0.962cm" svg:x="20.812cm" svg:y="6.461cm">
          <draw:text-box>
            <text:p text:style-name="P2"><text:span text:style-name="T5">noAck = false</text:span></text:p>
          </draw:text-box>
        </draw:frame>
        <draw:connector draw:style-name="gr5" draw:text-style-name="P1" draw:layer="layout" draw:type="lines" svg:x1="17.51cm" svg:y1="13.001cm" svg:x2="13.7cm" svg:y2="13.023cm" draw:start-shape="id6" draw:start-glue-point="3" draw:end-shape="id7" svg:d="M17510 13001h-551l-2733 22h-526" svg:viewBox="0 0 3811 23">
          <text:p/>
        </draw:connector>
        <draw:connector draw:style-name="gr5" draw:text-style-name="P1" draw:layer="layout" draw:type="lines" svg:x1="7.35cm" svg:y1="13.023cm" svg:x2="3.172cm" svg:y2="8.366cm" draw:start-shape="id7" draw:start-glue-point="3" draw:end-shape="id8" draw:end-glue-point="2" svg:d="M7350 13023h-526l-3652-4131v-526" svg:viewBox="0 0 4179 4658">
          <text:p/>
        </draw:connector>
        <draw:frame draw:style-name="gr8" draw:text-style-name="P2" draw:layer="layout" svg:width="4.083cm" svg:height="0.962cm" draw:transform="rotate (-0.814370628980554) translate (3.151cm 9.382cm)">
          <draw:text-box>
            <text:p text:style-name="P2"><text:span text:style-name="T5">noAck = tru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elez </meta:initial-creator>
    <meta:creation-date>2015-12-20T17:10:17.413636214</meta:creation-date>
    <dc:date>2015-12-20T18:59:42.683756809</dc:date>
    <dc:creator>xelez </dc:creator>
    <meta:editing-duration>PT5M7S</meta:editing-duration>
    <meta:editing-cycles>1</meta:editing-cycles>
    <meta:generator>LibreOffice/4.2.8.2$Linux_X86_64 LibreOffice_project/420m0$Build-2</meta:generator>
    <meta:document-statistic meta:object-count="21"/>
  </office:meta>
</office:document-meta>
</file>

<file path=Object 1/content.xml><?xml version="1.0" encoding="utf-8"?>
<math xmlns="http://www.w3.org/1998/Math/MathML" display="block"/>
</file>